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name="Mangal1" svg:font-family="Mangal"/>
    <style:font-face style:name="Zapf Dingbats ITC" svg:font-family="'Zapf Dingbats ITC'"/>
    <style:font-face style:font-family-generic="modern" style:name="Courier New" svg:font-family="'Courier New'"/>
    <style:font-face style:font-family-generic="modern" style:name="MS Mincho" svg:font-family="'MS Mincho', '\uFF2D\uFF33 \u660E\u671D'"/>
    <style:font-face style:font-family-generic="roman" style:name="Calibri" svg:font-family="Calibri"/>
    <style:font-face style:font-family-generic="swiss" style:name="Univers LT Std 55" svg:font-family="'Univers LT Std 55', Cambria"/>
    <style:font-face style:font-pitch="variable" style:name="Mangal2" svg:font-family="Mangal"/>
    <style:font-face style:font-pitch="variable" style:name="Microsoft YaHei1" svg:font-family="'Microsoft YaHe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swiss" style:font-pitch="variable" style:name="Calibri" svg:font-family="Calibri" svg:panose-1="2 15 5 2 2 2 4 3 2 4"/>
    <style:font-face style:font-family-generic="modern" style:font-pitch="fixed" style:name="MS Mincho" svg:font-family="MS Mincho" svg:panose-1="2 2 6 9 4 2 5 8 3 4"/>
  </office:font-face-decls>
  <office:automatic-styles>
    <style:style style:family="paragraph" style:name="aa3c917" style:parent-style-name="Standard">
      <style:paragraph-properties fo:line-height="100%" fo:text-align="left"/>
    </style:style>
    <style:style style:family="paragraph" style:name="ad6e3ea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9461c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349918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502d5f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54ec2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7b129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42386b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17a3e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b46a0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a31dc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a81fcf">
      <style:table-row-properties style:row-height="1.25mm"/>
    </style:style>
    <style:style style:family="paragraph" style:name="a5b21c0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319b7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fd170f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24c136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a1d7f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d1c2d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70c17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d0bb4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c77d74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44ae4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1ae957">
      <style:table-row-properties style:row-height="2.66mm"/>
    </style:style>
    <style:style style:family="paragraph" style:name="af1b8d9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06de0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ba2ad5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caaed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102d8a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c2223d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db22f5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9d1b76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384c6d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20533d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eacea9">
      <style:table-row-properties style:row-height="1.25mm"/>
    </style:style>
    <style:style style:family="paragraph" style:name="a1400ce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ad7f3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1d3de6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8e06d4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cd8ef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5641df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3251ad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369f6b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0e74e2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20668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58fbb1">
      <style:table-row-properties style:row-height="1.25mm"/>
    </style:style>
    <style:style style:family="paragraph" style:name="a3b179c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1ffb3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4af0ea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cb3cf8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12ba85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823f80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1ce822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e3f9ca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4ee81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81e98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992000">
      <style:table-row-properties style:row-height="2.66mm"/>
    </style:style>
    <style:style style:family="paragraph" style:name="a4f300a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b8b0f7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edca9c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31cf0a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a82b4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677cca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df7c9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f6c542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0ec85b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851948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991635">
      <style:table-row-properties style:row-height="2.66mm"/>
    </style:style>
    <style:style style:family="paragraph" style:name="aa882af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b8abb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540fba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68736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c9ab67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5a564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dcc574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4c20c6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10f732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a7163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f37883">
      <style:table-row-properties style:row-height="1.25mm"/>
    </style:style>
    <style:style style:family="paragraph" style:name="ae28d02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affab3">
      <style:table-cell-properties fo:background-color="#ff9966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e12c0f">
      <style:table-row-properties style:row-height="6.35mm"/>
    </style:style>
    <style:style style:family="paragraph" style:name="ae79cdf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153b5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ed6832">
      <style:table-row-properties style:row-height="1.46mm"/>
    </style:style>
    <style:style style:family="paragraph" style:name="a5486d8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cd5836">
      <style:table-cell-properties fo:background-color="#eaf1dd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499bf5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93a5e3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168e29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b01a42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af3c9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aed7c6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d1555e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38fb0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59abeb">
      <style:table-row-properties style:row-height="6.9mm"/>
    </style:style>
    <style:style style:family="paragraph" style:name="a07bb1d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f15ca">
      <style:table-cell-properties fo:background-color="#eaf1dd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766d9b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229590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b2f163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b4aec2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0d38f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43044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e98e3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1b4cc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464221">
      <style:table-row-properties style:row-height="6.9mm"/>
    </style:style>
    <style:style style:family="paragraph" style:name="a5995d6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6250d3">
      <style:table-cell-properties fo:background-color="#c2d69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897dc9">
      <style:table-row-properties style:row-height="6.35mm"/>
    </style:style>
    <style:style style:family="paragraph" style:name="a79641b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9fb254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a80703">
      <style:table-row-properties style:row-height="1.46mm"/>
    </style:style>
    <style:style style:family="paragraph" style:name="ad0d83c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1e2830">
      <style:table-cell-properties fo:background-color="#daeef3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c19615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ce2d1f">
      <style:table-cell-properties fo:background-color="#daeef3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6c5ba0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ce941">
      <style:table-cell-properties fo:background-color="#daeef3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4efd5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463381">
      <style:table-cell-properties fo:background-color="#daeef3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c37fc5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7a339">
      <style:table-cell-properties fo:background-color="#daeef3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c3fce0">
      <style:table-row-properties style:row-height="2.66mm"/>
    </style:style>
    <style:style style:family="paragraph" style:name="a6c6787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3ce94c">
      <style:table-cell-properties fo:background-color="#92cddc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b87274">
      <style:table-row-properties style:row-height="6.35mm"/>
    </style:style>
    <style:style style:family="paragraph" style:name="abe7d52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88938d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b09922">
      <style:table-row-properties style:row-height="1.46mm"/>
    </style:style>
    <style:style style:family="paragraph" style:name="a3edbb6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f7a5b">
      <style:table-cell-properties fo:background-color="#f2dbd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d0fe67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ced1c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79aad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1ec9e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ba873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739f90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8f514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290a1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83e434">
      <style:table-row-properties style:row-height="1.25mm"/>
    </style:style>
    <style:style style:family="paragraph" style:name="a143414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3d04e">
      <style:table-cell-properties fo:background-color="#f2dbd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69773e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ca887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417f39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9807a9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aa203b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523a60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b03763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e0c11a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252cdc">
      <style:table-row-properties style:row-height="1.25mm"/>
    </style:style>
    <style:style style:family="paragraph" style:name="a200c1a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74bcaa">
      <style:table-cell-properties fo:background-color="#f2dbd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7bbea0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af891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b9f052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3685d0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14ea22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9aa5b5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39fe62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27e041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dd99eb">
      <style:table-row-properties style:row-height="1.25mm"/>
    </style:style>
    <style:style style:family="paragraph" style:name="acd6c54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ec653">
      <style:table-cell-properties fo:background-color="#f2dbd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a0f129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d4bb2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6a390c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7b275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c52598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c7d430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1e9f2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7b47d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5a7fb5">
      <style:table-row-properties style:row-height="1.25mm"/>
    </style:style>
    <style:style style:family="paragraph" style:name="acb4149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10b797">
      <style:table-cell-properties fo:background-color="#d99594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789c31">
      <style:table-row-properties style:row-height="6.35mm"/>
    </style:style>
    <style:style style:family="paragraph" style:name="af26eff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5ecc0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b59807">
      <style:table-row-properties style:row-height="1.46mm"/>
    </style:style>
    <style:style style:family="paragraph" style:name="a23b5ad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421a4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bb7d81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9ca9f0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68d2d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807ce1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bdd57b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2df5c9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4f672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82a7b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952a04">
      <style:table-row-properties style:row-height="1.25mm"/>
    </style:style>
    <style:style style:family="paragraph" style:name="a2e1309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bb5ac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44693d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e0c4cf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27f7a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a167fe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d38e8c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902b79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d7b691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5898b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026711">
      <style:table-row-properties style:row-height="1.25mm"/>
    </style:style>
    <style:style style:family="paragraph" style:name="ad2ab9b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8b56db">
      <style:table-cell-properties fo:background-color="#fde9d9" fo:border-bottom="0.18mm solid #ffffff" fo:border-left="0.18mm solid #ffffff" fo:border-right="0.18mm solid #ffffff" fo:border-top="none" fo:padding-bottom="0.0mm" fo:padding-left="1.91mm" fo:padding-right="1.91mm" fo:padding-top="0.0mm" style:vertical-align="middle"/>
    </style:style>
    <style:style style:family="paragraph" style:name="a87b715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be460">
      <style:table-cell-properties fo:background-color="#fde9d9" fo:border-bottom="0.18mm solid #ffffff" fo:border-left="0.18mm solid #ffffff" fo:border-right="none" fo:border-top="none" fo:padding-bottom="0.0mm" fo:padding-left="1.91mm" fo:padding-right="1.91mm" fo:padding-top="0.0mm" style:vertical-align="middle"/>
    </style:style>
    <style:style style:family="paragraph" style:name="a118977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8e373">
      <style:table-cell-properties fo:background-color="#fde9d9" fo:border-bottom="0.18mm solid #ffffff" fo:border-left="0.18mm solid #ffffff" fo:border-right="none" fo:border-top="none" fo:padding-bottom="0.0mm" fo:padding-left="1.91mm" fo:padding-right="1.91mm" fo:padding-top="0.0mm" style:vertical-align="middle"/>
    </style:style>
    <style:style style:family="paragraph" style:name="a93892f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0c5c8">
      <style:table-cell-properties fo:background-color="#fde9d9" fo:border-bottom="0.18mm solid #ffffff" fo:border-left="0.18mm solid #ffffff" fo:border-right="none" fo:border-top="none" fo:padding-bottom="0.0mm" fo:padding-left="1.91mm" fo:padding-right="1.91mm" fo:padding-top="0.0mm" style:vertical-align="middle"/>
    </style:style>
    <style:style style:family="paragraph" style:name="a474f27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bef96">
      <style:table-cell-properties fo:background-color="#fde9d9" fo:border-bottom="0.18mm solid #ffffff" fo:border-left="0.18mm solid #ffffff" fo:border-right="none" fo:border-top="none" fo:padding-bottom="0.0mm" fo:padding-left="1.91mm" fo:padding-right="1.91mm" fo:padding-top="0.0mm" style:vertical-align="middle"/>
    </style:style>
    <style:style style:family="table-row" style:name="ab7a6fc">
      <style:table-row-properties style:row-height="1.25mm"/>
    </style:style>
    <style:style style:family="paragraph" style:name="a392a23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ecfa6f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66c239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e0ee7c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a38b4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4070f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10bfb5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cd06d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a4f21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a93a8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fc2783">
      <style:table-row-properties style:row-height="1.25mm"/>
    </style:style>
    <style:style style:family="paragraph" style:name="a683dbb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66272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b51f36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16f40a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3ac481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b8128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cf9d1e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66ea76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fba93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fa461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05ddb9">
      <style:table-row-properties style:row-height="1.25mm"/>
    </style:style>
    <style:style style:family="paragraph" style:name="af528a5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2993a5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a53e04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298983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c9bf29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ddc0f2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4d320f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7a2cd3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c2546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1b887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8b28e4">
      <style:table-row-properties style:row-height="2.66mm"/>
    </style:style>
    <style:style style:family="paragraph" style:name="ada1221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9951a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b40205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868ad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68e8de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69dc3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66670a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61a3d1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376d7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d7999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80a51e">
      <style:table-row-properties style:row-height="1.25mm"/>
    </style:style>
    <style:style style:family="paragraph" style:name="a346a79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35d235">
      <style:table-cell-properties fo:background-color="#fabf8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5ef681">
      <style:table-row-properties style:row-height="6.35mm"/>
    </style:style>
    <style:style style:family="paragraph" style:name="a9d3f31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12d1e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b3e1fc">
      <style:table-row-properties style:row-height="1.41mm"/>
    </style:style>
    <style:style style:family="paragraph" style:name="af7fe3d" style:parent-style-name="Standard">
      <style:paragraph-properties fo:line-height="100%" fo:text-align="center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944cad">
      <style:table-cell-properties fo:background-color="#d9d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paragraph" style:name="adefe33" style:parent-style-name="Standard">
      <style:paragraph-properties fo:line-height="100%" fo:text-align="center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6a232a">
      <style:table-cell-properties fo:background-color="#d9d9d9" fo:border-bottom="0.18mm solid #ffffff" fo:border-left="0.18mm solid #ffffff" fo:border-right="none" fo:border-top="0.18mm solid #ffffff" fo:padding-bottom="0.0mm" fo:padding-left="1.91mm" fo:padding-right="1.91mm" fo:padding-top="0.0mm" style:vertical-align="top"/>
    </style:style>
    <style:style style:family="paragraph" style:name="a220ce3" style:parent-style-name="Standard">
      <style:paragraph-properties fo:line-height="100%" fo:text-align="center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226413">
      <style:table-cell-properties fo:background-color="#d9d9d9" fo:border-bottom="0.18mm solid #ffffff" fo:border-left="0.18mm solid #ffffff" fo:border-right="none" fo:border-top="0.18mm solid #ffffff" fo:padding-bottom="0.0mm" fo:padding-left="1.91mm" fo:padding-right="1.91mm" fo:padding-top="0.0mm" style:vertical-align="top"/>
    </style:style>
    <style:style style:family="paragraph" style:name="a7e80d4" style:parent-style-name="Standard">
      <style:paragraph-properties fo:line-height="100%" fo:text-align="center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aef058">
      <style:table-cell-properties fo:background-color="#d9d9d9" fo:border-bottom="0.18mm solid #ffffff" fo:border-left="0.18mm solid #ffffff" fo:border-right="none" fo:border-top="0.18mm solid #ffffff" fo:padding-bottom="0.0mm" fo:padding-left="1.91mm" fo:padding-right="1.91mm" fo:padding-top="0.0mm" style:vertical-align="top"/>
    </style:style>
    <style:style style:family="paragraph" style:name="a21234e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8bff2a">
      <style:table-cell-properties fo:background-color="#d9d9d9" fo:border-bottom="0.18mm solid #ffffff" fo:border-left="0.18mm solid #ffffff" fo:border-right="none" fo:border-top="0.18mm solid #ffffff" fo:padding-bottom="0.0mm" fo:padding-left="1.91mm" fo:padding-right="1.91mm" fo:padding-top="0.0mm" style:vertical-align="top"/>
    </style:style>
    <style:style style:family="table-row" style:name="af1b28c">
      <style:table-row-properties style:row-height="1.46mm"/>
    </style:style>
    <style:style style:family="paragraph" style:name="a0ac9f8" style:parent-style-name="Standard">
      <style:paragraph-properties fo:text-align="center" style:line-height-at-least="2.49mm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603b4">
      <style:table-cell-properties fo:border-bottom="0.18mm solid #ffffff" fo:border-left="0.18mm solid #c0c0c0" fo:border-right="0.18mm solid #c0c0c0" fo:border-top="0.18mm solid #c0c0c0" fo:padding-bottom="0.0mm" fo:padding-left="1.91mm" fo:padding-right="1.91mm" fo:padding-top="0.0mm" style:vertical-align="top"/>
    </style:style>
    <style:style style:family="paragraph" style:name="ae7f6c4" style:parent-style-name="Standard">
      <style:paragraph-properties fo:text-align="left" style:line-height-at-least="2.49mm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e7e27">
      <style:table-cell-properties fo:border-bottom="0.18mm solid #ffffff" fo:border-left="none" fo:border-right="none" fo:border-top="none" fo:padding-bottom="0.0mm" fo:padding-left="1.91mm" fo:padding-right="1.91mm" fo:padding-top="0.0mm" style:vertical-align="top"/>
    </style:style>
    <style:style style:family="table-row" style:name="a745d13">
      <style:table-row-properties style:row-height="1.46mm"/>
    </style:style>
    <style:style style:family="paragraph" style:name="a57c63a" style:parent-style-name="Standard">
      <style:paragraph-properties fo:text-align="center" style:line-height-at-least="2.49mm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df409">
      <style:table-cell-properties fo:border-bottom="0.18mm solid #c0c0c0" fo:border-left="none" fo:border-right="none" fo:border-top="none" fo:padding-bottom="0.0mm" fo:padding-left="1.91mm" fo:padding-right="1.91mm" fo:padding-top="0.0mm" style:vertical-align="top"/>
    </style:style>
    <style:style style:family="paragraph" style:name="a3a4594" style:parent-style-name="Standard">
      <style:paragraph-properties fo:text-align="left" style:line-height-at-least="2.49mm"/>
    </style:style>
    <style:style style:family="table-cell" style:name="abb46ac">
      <style:table-cell-properties fo:border-bottom="none" fo:border-left="none" fo:border-right="none" fo:border-top="none" fo:padding-bottom="0.0mm" fo:padding-left="1.91mm" fo:padding-right="1.91mm" fo:padding-top="0.0mm" style:vertical-align="top"/>
    </style:style>
    <style:style style:family="table-row" style:name="a2c13a1">
      <style:table-row-properties style:row-height="1.46mm"/>
    </style:style>
    <style:style style:family="table-column" style:name="a1ff553">
      <style:table-column-properties style:rel-column-width="11*"/>
    </style:style>
    <style:style style:family="table-column" style:name="a8cd0de">
      <style:table-column-properties style:rel-column-width="55*"/>
    </style:style>
    <style:style style:family="table" style:name="ab2d19f">
      <style:table-properties fo:margin-left="-2.17mm" style:width="16.912cm" table:align="left"/>
    </style:style>
    <style:style style:family="paragraph" style:name="a519403" style:parent-style-name="Standard">
      <style:paragraph-properties fo:text-align="left" style:line-height-at-least="4.25mm"/>
      <style:text-properties fo:color="#000000" fo:font-size="8.0pt" fo:font-weight="bold" style:font-name="Univers LT Std 55" style:font-name-asian="Calibri1" style:font-name-complex="Univers LT Std 55" style:font-size-asian="8.0pt" style:font-weight-asian="bold"/>
    </style:style>
    <style:style style:family="paragraph" style:name="ad844a5" style:parent-style-name="Standard">
      <style:paragraph-properties fo:text-align="left" style:line-height-at-least="4.25mm"/>
      <style:text-properties fo:color="#000000" fo:font-size="17.5pt" fo:font-weight="bold" style:font-name="Arial" style:font-name-asian="Calibri1" style:font-name-complex="Arial" style:font-size-asian="17.5pt" style:font-weight-asian="bold"/>
    </style:style>
    <style:style style:family="paragraph" style:name="ad1502b" style:parent-style-name="Standard">
      <style:paragraph-properties fo:text-align="left" style:line-height-at-least="4.25mm"/>
      <style:text-properties fo:color="#000000" fo:font-size="21.5pt" fo:font-style="italic" fo:font-weight="bold" style:font-name="Univers LT Std 55" style:font-name-asian="Calibri1" style:font-name-complex="Univers LT Std 55" style:font-size-asian="21.5pt" style:font-style-asian="italic" style:font-weight-asian="bold"/>
    </style:style>
    <style:style style:family="paragraph" style:name="a7c2d1d" style:parent-style-name="Standard">
      <style:paragraph-properties fo:text-align="left" style:line-height-at-least="4.25mm"/>
      <style:text-properties fo:color="#000000" fo:font-size="21.5pt" fo:font-style="italic" fo:font-weight="bold" style:font-name="Univers LT Std 55" style:font-name-asian="Calibri1" style:font-name-complex="Univers LT Std 55" style:font-size-asian="21.5pt" style:font-style-asian="italic" style:font-weight-asian="bold"/>
    </style:style>
    <style:style style:family="paragraph" style:name="a245f9e" style:parent-style-name="Standard">
      <style:paragraph-properties fo:line-height="100%">
        <style:tab-stops>
          <style:tab-stop style:position="-2.54cm"/>
        </style:tab-stops>
      </style:paragraph-properties>
      <style:text-properties fo:color="#000000" fo:font-size="21.5pt" fo:font-style="italic" fo:font-weight="bold" style:font-name="Univers LT Std 55" style:font-name-asian="Calibri1" style:font-name-complex="Univers LT Std 55" style:font-size-asian="21.5pt" style:font-style-asian="italic" style:font-weight-asian="bold"/>
    </style:style>
    <style:style style:family="paragraph" style:name="aaf7da9" style:parent-style-name="Heading_20_2">
      <style:paragraph-properties fo:break-before="page" fo:line-height="100%" fo:text-align="center"/>
    </style:style>
    <style:style style:family="paragraph" style:name="a9c5ecf" style:parent-style-name="Heading_20_2">
      <style:paragraph-properties fo:line-height="100%" fo:text-align="center"/>
      <style:text-properties fo:font-size="22.0pt" style:font-size-asian="22.0pt"/>
    </style:style>
    <style:style style:family="paragraph" style:name="a95d9af" style:parent-style-name="Heading_20_2">
      <style:paragraph-properties fo:line-height="100%"/>
    </style:style>
    <style:style style:family="paragraph" style:name="af07fae" style:parent-style-name="Heading_20_2">
      <style:paragraph-properties fo:line-height="100%" fo:margin-bottom="1.06mm" fo:margin-top="4.23mm"/>
      <style:text-properties fo:font-style="normal" fo:font-weight="normal" style:font-style-asian="normal" style:font-weight-asian="normal"/>
    </style:style>
    <text:list-style style:name="WW8Num1">
      <text:list-level-style-number style:num-format="" text:display-levels="1" text:level="1">
        <style:list-level-properties text:list-level-position-and-space-mode="label-alignment">
          <style:list-level-label-alignment fo:margin-left="7.62mm" fo:text-indent="-7.62mm" text:label-followed-by="nothing"/>
        </style:list-level-properties>
      </text:list-level-style-number>
      <text:list-level-style-number style:num-format="" text:display-levels="1" text:level="2">
        <style:list-level-properties text:list-level-position-and-space-mode="label-alignment">
          <style:list-level-label-alignment fo:margin-left="10.16mm" fo:text-indent="-10.16mm" text:label-followed-by="nothing"/>
        </style:list-level-properties>
      </text:list-level-style-number>
      <text:list-level-style-number style:num-format="" text:display-levels="1" text:level="3">
        <style:list-level-properties text:list-level-position-and-space-mode="label-alignment">
          <style:list-level-label-alignment fo:margin-left="12.7mm" fo:text-indent="-12.7mm" text:label-followed-by="nothing"/>
        </style:list-level-properties>
      </text:list-level-style-number>
      <text:list-level-style-number style:num-format="" text:display-levels="1" text:level="4">
        <style:list-level-properties text:list-level-position-and-space-mode="label-alignment">
          <style:list-level-label-alignment fo:margin-left="15.24mm" fo:text-indent="-15.24mm" text:label-followed-by="nothing"/>
        </style:list-level-properties>
      </text:list-level-style-number>
      <text:list-level-style-number style:num-format="" text:display-levels="1" text:level="5">
        <style:list-level-properties text:list-level-position-and-space-mode="label-alignment">
          <style:list-level-label-alignment fo:margin-left="17.78mm" fo:text-indent="-17.78mm" text:label-followed-by="nothing"/>
        </style:list-level-properties>
      </text:list-level-style-number>
      <text:list-level-style-number style:num-format="" text:display-levels="1" text:level="6">
        <style:list-level-properties text:list-level-position-and-space-mode="label-alignment">
          <style:list-level-label-alignment fo:margin-left="20.32mm" fo:text-indent="-20.32mm" text:label-followed-by="nothing"/>
        </style:list-level-properties>
      </text:list-level-style-number>
      <text:list-level-style-number style:num-format="" text:display-levels="1" text:level="7">
        <style:list-level-properties text:list-level-position-and-space-mode="label-alignment">
          <style:list-level-label-alignment fo:margin-left="22.86mm" fo:text-indent="-22.86mm" text:label-followed-by="nothing"/>
        </style:list-level-properties>
      </text:list-level-style-number>
      <text:list-level-style-number style:num-format="" text:display-levels="1" text:level="8">
        <style:list-level-properties text:list-level-position-and-space-mode="label-alignment">
          <style:list-level-label-alignment fo:margin-left="25.4mm" fo:text-indent="-25.4mm" text:label-followed-by="nothing"/>
        </style:list-level-properties>
      </text:list-level-style-number>
      <text:list-level-style-number style:num-format="" text:display-levels="1" text:level="9">
        <style:list-level-properties text:list-level-position-and-space-mode="label-alignment">
          <style:list-level-label-alignment fo:margin-left="27.94mm" fo:text-indent="-27.94mm" text:label-followed-by="nothing"/>
        </style:list-level-properties>
      </text:list-level-style-number>
    </text:list-style>
  </office:automatic-styles>
  <office:body>
    <office:text>
      <text:h text:outline-level="2" text:style-name="af07fae"/>
      <text:h text:outline-level="2" text:style-name="a95d9af"/>
      <text:h text:outline-level="2" text:style-name="a9c5ecf"/>
      <text:h text:outline-level="2" text:style-name="aaf7da9"/>
      <text:p text:style-name="a245f9e"/>
      <text:p text:style-name="a7c2d1d"/>
      <text:p text:style-name="ad1502b"/>
      <text:p text:style-name="ad844a5"/>
      <text:p text:style-name="a519403">NOAA Tsunami Program Matrix</text:p>
      <table:table table:style-name="ab2d19f">
        <table:table-column table:style-name="a8cd0de"/>
        <table:table-column table:number-columns-repeated="4" table:style-name="a1ff553"/>
        <table:table-row table:style-name="a2c13a1">
          <table:table-cell table:style-name="abb46ac">
            <text:p text:style-name="a3a4594"/>
          </table:table-cell>
          <table:table-cell table:number-columns-spanned="4" table:style-name="a3df409">
            <text:p text:style-name="a57c63a">Line Office</text:p>
          </table:table-cell>
        </table:table-row>
        <table:table-row table:style-name="a745d13">
          <table:table-cell table:style-name="a1e7e27">
            <text:p text:style-name="ae7f6c4"/>
          </table:table-cell>
          <table:table-cell table:number-columns-spanned="4" table:style-name="a3603b4">
            <text:p text:style-name="a0ac9f8"/>
          </table:table-cell>
        </table:table-row>
        <table:table-row table:style-name="af1b28c">
          <table:table-cell table:style-name="a8bff2a">
            <text:p text:style-name="a21234e">Tsunami</text:p>
          </table:table-cell>
          <table:table-cell table:style-name="aaef058">
            <text:p text:style-name="a7e80d4">NWS</text:p>
          </table:table-cell>
          <table:table-cell table:style-name="a226413">
            <text:p text:style-name="a220ce3">OAR</text:p>
          </table:table-cell>
          <table:table-cell table:style-name="a6a232a">
            <text:p text:style-name="adefe33">NOS</text:p>
          </table:table-cell>
          <table:table-cell table:style-name="a944cad">
            <text:p text:style-name="af7fe3d">NESDIS</text:p>
          </table:table-cell>
        </table:table-row>
        <table:table-row table:style-name="ab3e1fc">
          <table:table-cell table:number-columns-spanned="5" table:style-name="a412d1e">
            <text:p text:style-name="a9d3f31"/>
          </table:table-cell>
        </table:table-row>
        <table:table-row table:style-name="a5ef681">
          <table:table-cell table:number-columns-spanned="5" table:style-name="a35d235">
            <text:p text:style-name="a346a79">Warning Guidance</text:p>
          </table:table-cell>
        </table:table-row>
        <table:table-row table:style-name="a80a51e">
          <table:table-cell table:style-name="add7999">
            <text:p text:style-name="a8376d7">Program Management</text:p>
          </table:table-cell>
          <table:table-cell table:style-name="a61a3d1">
            <text:p text:style-name="a66670a">✕</text:p>
          </table:table-cell>
          <table:table-cell table:style-name="a069dc3">
            <text:p text:style-name="a68e8de"/>
          </table:table-cell>
          <table:table-cell table:style-name="a3868ad">
            <text:p text:style-name="ab40205"/>
          </table:table-cell>
          <table:table-cell table:style-name="a09951a">
            <text:p text:style-name="ada1221"/>
          </table:table-cell>
        </table:table-row>
        <table:table-row table:style-name="a8b28e4">
          <table:table-cell table:style-name="a41b887">
            <text:p text:style-name="a9c2546">Hazard mapping, inundation forecast modeling &amp; mapping applications, vulnerability and risk planning<text:s/></text:p>
          </table:table-cell>
          <table:table-cell table:style-name="a7a2cd3">
            <text:p text:style-name="a4d320f">✕</text:p>
          </table:table-cell>
          <table:table-cell table:style-name="addc0f2">
            <text:p text:style-name="ac9bf29">✕</text:p>
          </table:table-cell>
          <table:table-cell table:style-name="a298983">
            <text:p text:style-name="aa53e04">✕</text:p>
          </table:table-cell>
          <table:table-cell table:style-name="a2993a5">
            <text:p text:style-name="af528a5">✕</text:p>
          </table:table-cell>
        </table:table-row>
        <table:table-row table:style-name="a05ddb9">
          <table:table-cell table:style-name="a4fa461">
            <text:p text:style-name="a7fba93">Seismic/sea-level (e.g. NWLON) O&amp;M</text:p>
          </table:table-cell>
          <table:table-cell table:style-name="a66ea76">
            <text:p text:style-name="acf9d1e">✕</text:p>
          </table:table-cell>
          <table:table-cell table:style-name="adb8128">
            <text:p text:style-name="a3ac481"/>
          </table:table-cell>
          <table:table-cell table:style-name="a16f40a">
            <text:p text:style-name="ab51f36">✕</text:p>
          </table:table-cell>
          <table:table-cell table:style-name="aa66272">
            <text:p text:style-name="a683dbb"/>
          </table:table-cell>
        </table:table-row>
        <table:table-row table:style-name="afc2783">
          <table:table-cell table:style-name="a1a93a8">
            <text:p text:style-name="a9a4f21">Data Archiving: Sea Level, DART, bathymetry topography</text:p>
          </table:table-cell>
          <table:table-cell table:style-name="aacd06d">
            <text:p text:style-name="a10bfb5"/>
          </table:table-cell>
          <table:table-cell table:style-name="a14070f">
            <text:p text:style-name="a9a38b4"/>
          </table:table-cell>
          <table:table-cell table:style-name="ae0ee7c">
            <text:p text:style-name="a66c239"/>
          </table:table-cell>
          <table:table-cell table:style-name="aecfa6f">
            <text:p text:style-name="a392a23">✕</text:p>
          </table:table-cell>
        </table:table-row>
        <table:table-row table:style-name="ab7a6fc">
          <table:table-cell table:style-name="a1bef96">
            <text:p text:style-name="a474f27"/>
          </table:table-cell>
          <table:table-cell table:style-name="ad0c5c8">
            <text:p text:style-name="a93892f"/>
          </table:table-cell>
          <table:table-cell table:style-name="ab8e373">
            <text:p text:style-name="a118977"/>
          </table:table-cell>
          <table:table-cell table:style-name="a4be460">
            <text:p text:style-name="a87b715"/>
          </table:table-cell>
          <table:table-cell table:style-name="a8b56db">
            <text:p text:style-name="ad2ab9b"/>
          </table:table-cell>
        </table:table-row>
        <table:table-row table:style-name="a026711">
          <table:table-cell table:style-name="a65898b">
            <text:p text:style-name="ad7b691">DART System R&amp;D, O&amp;M, and Transition from Research to Applications</text:p>
          </table:table-cell>
          <table:table-cell table:style-name="a902b79">
            <text:p text:style-name="ad38e8c">✕</text:p>
          </table:table-cell>
          <table:table-cell table:style-name="aa167fe">
            <text:p text:style-name="a527f7a">✕</text:p>
          </table:table-cell>
          <table:table-cell table:style-name="ae0c4cf">
            <text:p text:style-name="a44693d"/>
          </table:table-cell>
          <table:table-cell table:style-name="acbb5ac">
            <text:p text:style-name="a2e1309"/>
          </table:table-cell>
        </table:table-row>
        <table:table-row table:style-name="a952a04">
          <table:table-cell table:style-name="ac82a7b">
            <text:p text:style-name="a54f672">Warning Center Operations: PTWC, ATWC</text:p>
          </table:table-cell>
          <table:table-cell table:style-name="a2df5c9">
            <text:p text:style-name="abdd57b">✕</text:p>
          </table:table-cell>
          <table:table-cell table:style-name="a807ce1">
            <text:p text:style-name="a568d2d"/>
          </table:table-cell>
          <table:table-cell table:style-name="a9ca9f0">
            <text:p text:style-name="abb7d81"/>
          </table:table-cell>
          <table:table-cell table:style-name="ab421a4">
            <text:p text:style-name="a23b5ad"/>
          </table:table-cell>
        </table:table-row>
        <table:table-row table:style-name="ab59807">
          <table:table-cell table:number-columns-spanned="5" table:style-name="a75ecc0">
            <text:p text:style-name="af26eff"/>
          </table:table-cell>
        </table:table-row>
        <table:table-row table:style-name="a789c31">
          <table:table-cell table:number-columns-spanned="5" table:style-name="a10b797">
            <text:p text:style-name="acb4149">Mitigation and Preparedness</text:p>
          </table:table-cell>
        </table:table-row>
        <table:table-row table:style-name="a5a7fb5">
          <table:table-cell table:style-name="a37b47d">
            <text:p text:style-name="ae1e9f2">TWC &amp; WFO Outreach</text:p>
          </table:table-cell>
          <table:table-cell table:style-name="ac7d430">
            <text:p text:style-name="ac52598">✕</text:p>
          </table:table-cell>
          <table:table-cell table:style-name="ac7b275">
            <text:p text:style-name="a6a390c"/>
          </table:table-cell>
          <table:table-cell table:style-name="a3d4bb2">
            <text:p text:style-name="aa0f129"/>
          </table:table-cell>
          <table:table-cell table:style-name="a4ec653">
            <text:p text:style-name="acd6c54"/>
          </table:table-cell>
        </table:table-row>
        <table:table-row table:style-name="add99eb">
          <table:table-cell table:style-name="a27e041">
            <text:p text:style-name="a39fe62">National Tsunami Hazard Mitigation Program</text:p>
          </table:table-cell>
          <table:table-cell table:style-name="a9aa5b5">
            <text:p text:style-name="a14ea22">✕</text:p>
          </table:table-cell>
          <table:table-cell table:style-name="a3685d0">
            <text:p text:style-name="ab9f052">✕</text:p>
          </table:table-cell>
          <table:table-cell table:style-name="abaf891">
            <text:p text:style-name="a7bbea0"/>
          </table:table-cell>
          <table:table-cell table:style-name="a74bcaa">
            <text:p text:style-name="a200c1a">✕</text:p>
          </table:table-cell>
        </table:table-row>
        <table:table-row table:style-name="a252cdc">
          <table:table-cell table:style-name="ae0c11a">
            <text:p text:style-name="ab03763">TsunamiReady</text:p>
          </table:table-cell>
          <table:table-cell table:style-name="a523a60">
            <text:p text:style-name="aaa203b">✕</text:p>
          </table:table-cell>
          <table:table-cell table:style-name="a9807a9">
            <text:p text:style-name="a417f39"/>
          </table:table-cell>
          <table:table-cell table:style-name="adca887">
            <text:p text:style-name="a69773e"/>
          </table:table-cell>
          <table:table-cell table:style-name="af3d04e">
            <text:p text:style-name="a143414"/>
          </table:table-cell>
        </table:table-row>
        <table:table-row table:style-name="a83e434">
          <table:table-cell table:style-name="a0290a1">
            <text:p text:style-name="a88f514">ITIC</text:p>
          </table:table-cell>
          <table:table-cell table:style-name="a739f90">
            <text:p text:style-name="a9ba873">✕</text:p>
          </table:table-cell>
          <table:table-cell table:style-name="a61ec9e">
            <text:p text:style-name="a279aad"/>
          </table:table-cell>
          <table:table-cell table:style-name="a0ced1c">
            <text:p text:style-name="ad0fe67"/>
          </table:table-cell>
          <table:table-cell table:style-name="a1f7a5b">
            <text:p text:style-name="a3edbb6"/>
          </table:table-cell>
        </table:table-row>
        <table:table-row table:style-name="ab09922">
          <table:table-cell table:number-columns-spanned="5" table:style-name="a88938d">
            <text:p text:style-name="abe7d52"/>
          </table:table-cell>
        </table:table-row>
        <table:table-row table:style-name="ab87274">
          <table:table-cell table:number-columns-spanned="5" table:style-name="a3ce94c">
            <text:p text:style-name="a6c6787">Research</text:p>
          </table:table-cell>
        </table:table-row>
        <table:table-row table:style-name="ac3fce0">
          <table:table-cell table:style-name="a37a339">
            <text:p text:style-name="ac37fc5">Tsunami Science, Inundation Modeling &amp; Mapping, Sensor Development, Digital Elevation Models</text:p>
          </table:table-cell>
          <table:table-cell table:style-name="a463381">
            <text:p text:style-name="a84efd5">✕</text:p>
          </table:table-cell>
          <table:table-cell table:style-name="a0ce941">
            <text:p text:style-name="a6c5ba0">✕</text:p>
          </table:table-cell>
          <table:table-cell table:style-name="ace2d1f">
            <text:p text:style-name="ac19615">✕</text:p>
          </table:table-cell>
          <table:table-cell table:style-name="a1e2830">
            <text:p text:style-name="ad0d83c">✕</text:p>
          </table:table-cell>
        </table:table-row>
        <table:table-row table:style-name="aa80703">
          <table:table-cell table:number-columns-spanned="5" table:style-name="a9fb254">
            <text:p text:style-name="a79641b"/>
          </table:table-cell>
        </table:table-row>
        <table:table-row table:style-name="a897dc9">
          <table:table-cell table:number-columns-spanned="5" table:style-name="a6250d3">
            <text:p text:style-name="a5995d6">International Coordination</text:p>
          </table:table-cell>
        </table:table-row>
        <table:table-row table:style-name="a464221">
          <table:table-cell table:style-name="a71b4cc">
            <text:p text:style-name="aee98e3">Warning System Development and Capacity Building: Global: GEO, United Nations (UNESCO/IOC, WMO, ISDR, UNDP). Regional Intergovernmental: ICGs (Pacific, Indian, Caribbean, North East Atlantic and Mediterranean) International Tsunami Survey Teams (post-tsunami assessments); technology transfer, training, data/information exchange, system design &amp; integration</text:p>
          </table:table-cell>
          <table:table-cell table:style-name="a043044">
            <text:p text:style-name="a50d38f">✕</text:p>
          </table:table-cell>
          <table:table-cell table:style-name="ab4aec2">
            <text:p text:style-name="ab2f163">✕</text:p>
          </table:table-cell>
          <table:table-cell table:style-name="a229590">
            <text:p text:style-name="a766d9b">✕</text:p>
          </table:table-cell>
          <table:table-cell table:style-name="a0f15ca">
            <text:p text:style-name="a07bb1d">✕</text:p>
          </table:table-cell>
        </table:table-row>
        <table:table-row table:style-name="a59abeb">
          <table:table-cell table:style-name="ad38fb0">
            <text:p text:style-name="ad1555e">ITIC</text:p>
          </table:table-cell>
          <table:table-cell table:style-name="aaed7c6">
            <text:p text:style-name="a7af3c9">✕</text:p>
          </table:table-cell>
          <table:table-cell table:style-name="ab01a42">
            <text:p text:style-name="a168e29"/>
          </table:table-cell>
          <table:table-cell table:style-name="a93a5e3">
            <text:p text:style-name="a499bf5"/>
          </table:table-cell>
          <table:table-cell table:style-name="acd5836">
            <text:p text:style-name="a5486d8"/>
          </table:table-cell>
        </table:table-row>
        <table:table-row table:style-name="aed6832">
          <table:table-cell table:number-columns-spanned="5" table:style-name="ad153b5">
            <text:p text:style-name="ae79cdf"/>
          </table:table-cell>
        </table:table-row>
        <table:table-row table:style-name="ae12c0f">
          <table:table-cell table:number-columns-spanned="5" table:style-name="aaffab3">
            <text:p text:style-name="ae28d02">Interagency Coordination</text:p>
          </table:table-cell>
        </table:table-row>
        <table:table-row table:style-name="af37883">
          <table:table-cell table:style-name="a4a7163">
            <text:p text:style-name="a10f732">ITIC</text:p>
          </table:table-cell>
          <table:table-cell table:style-name="a4c20c6">
            <text:p text:style-name="adcc574">✕</text:p>
          </table:table-cell>
          <table:table-cell table:style-name="a65a564">
            <text:p text:style-name="ac9ab67"/>
          </table:table-cell>
          <table:table-cell table:style-name="ab68736">
            <text:p text:style-name="a540fba"/>
          </table:table-cell>
          <table:table-cell table:style-name="acb8abb">
            <text:p text:style-name="aa882af"/>
          </table:table-cell>
        </table:table-row>
        <table:table-row table:style-name="a991635">
          <table:table-cell table:style-name="a851948">
            <text:p text:style-name="a0ec85b">Interagency Partnerships: USAID, USGS, USTDA USFS, State Department, FEMA, DHS, USACE, NIST, NSF, Int’l Sea Grant</text:p>
          </table:table-cell>
          <table:table-cell table:style-name="af6c542">
            <text:p text:style-name="a9df7c9">✕</text:p>
          </table:table-cell>
          <table:table-cell table:style-name="a677cca">
            <text:p text:style-name="a5a82b4">✕</text:p>
          </table:table-cell>
          <table:table-cell table:style-name="a31cf0a">
            <text:p text:style-name="aedca9c">✕</text:p>
          </table:table-cell>
          <table:table-cell table:style-name="ab8b0f7">
            <text:p text:style-name="a4f300a">✕</text:p>
          </table:table-cell>
        </table:table-row>
        <table:table-row table:style-name="a992000">
          <table:table-cell table:style-name="a481e98">
            <text:p text:style-name="a94ee81">Technical and Scientific Partnerships [IUGG/Tsunami Commission, US Scientific Professional Organizations (AGU, GSA, BSSA)]</text:p>
          </table:table-cell>
          <table:table-cell table:style-name="ae3f9ca">
            <text:p text:style-name="a1ce822">✕</text:p>
          </table:table-cell>
          <table:table-cell table:style-name="a823f80">
            <text:p text:style-name="a12ba85">✕</text:p>
          </table:table-cell>
          <table:table-cell table:style-name="acb3cf8">
            <text:p text:style-name="a4af0ea">✕</text:p>
          </table:table-cell>
          <table:table-cell table:style-name="a01ffb3">
            <text:p text:style-name="a3b179c">✕</text:p>
          </table:table-cell>
        </table:table-row>
        <table:table-row table:style-name="a58fbb1">
          <table:table-cell table:style-name="af20668">
            <text:p text:style-name="a0e74e2">Regional and Global Seismic Networks</text:p>
          </table:table-cell>
          <table:table-cell table:style-name="a369f6b">
            <text:p text:style-name="a3251ad">✕</text:p>
          </table:table-cell>
          <table:table-cell table:style-name="a5641df">
            <text:p text:style-name="a5cd8ef"/>
          </table:table-cell>
          <table:table-cell table:style-name="a8e06d4">
            <text:p text:style-name="a1d3de6"/>
          </table:table-cell>
          <table:table-cell table:style-name="afad7f3">
            <text:p text:style-name="a1400ce"/>
          </table:table-cell>
        </table:table-row>
        <table:table-row table:style-name="aeacea9">
          <table:table-cell table:style-name="a20533d">
            <text:p text:style-name="a384c6d">GLOSS O&amp;M</text:p>
          </table:table-cell>
          <table:table-cell table:style-name="a9d1b76">
            <text:p text:style-name="adb22f5"/>
          </table:table-cell>
          <table:table-cell table:style-name="ac2223d">
            <text:p text:style-name="a102d8a">✕</text:p>
          </table:table-cell>
          <table:table-cell table:style-name="afcaaed">
            <text:p text:style-name="aba2ad5"/>
          </table:table-cell>
          <table:table-cell table:style-name="aa06de0">
            <text:p text:style-name="af1b8d9"/>
          </table:table-cell>
        </table:table-row>
        <table:table-row table:style-name="a1ae957">
          <table:table-cell table:style-name="a044ae4">
            <text:p text:style-name="ac77d74">Bathymetry, Topography, Hydrography, Coastal Survey, Ocean Exploration, VDATUM</text:p>
          </table:table-cell>
          <table:table-cell table:style-name="a6d0bb4">
            <text:p text:style-name="a570c17"/>
          </table:table-cell>
          <table:table-cell table:style-name="a0d1c2d">
            <text:p text:style-name="a2a1d7f">✕</text:p>
          </table:table-cell>
          <table:table-cell table:style-name="a24c136">
            <text:p text:style-name="afd170f">✕</text:p>
          </table:table-cell>
          <table:table-cell table:style-name="a4319b7">
            <text:p text:style-name="a5b21c0"/>
          </table:table-cell>
        </table:table-row>
        <table:table-row table:style-name="aa81fcf">
          <table:table-cell table:style-name="aba31dc">
            <text:p text:style-name="aeb46a0">Coastal Community Resilience and Coastal Zone Management</text:p>
          </table:table-cell>
          <table:table-cell table:style-name="a317a3e">
            <text:p text:style-name="a42386b"/>
          </table:table-cell>
          <table:table-cell table:style-name="af7b129">
            <text:p text:style-name="a854ec2"/>
          </table:table-cell>
          <table:table-cell table:style-name="a502d5f">
            <text:p text:style-name="a349918">✕</text:p>
          </table:table-cell>
          <table:table-cell table:style-name="a19461c">
            <text:p text:style-name="ad6e3ea">X</text:p>
          </table:table-cell>
        </table:table-row>
      </table:table>
      <text:p text:style-name="aa3c917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name="Mangal1" svg:font-family="Mangal"/>
    <style:font-face style:name="Zapf Dingbats ITC" svg:font-family="'Zapf Dingbats ITC'"/>
    <style:font-face style:font-family-generic="modern" style:name="Courier New" svg:font-family="'Courier New'"/>
    <style:font-face style:font-family-generic="modern" style:name="MS Mincho" svg:font-family="'MS Mincho', '\uFF2D\uFF33 \u660E\u671D'"/>
    <style:font-face style:font-family-generic="roman" style:name="Calibri" svg:font-family="Calibri"/>
    <style:font-face style:font-family-generic="swiss" style:name="Univers LT Std 55" svg:font-family="'Univers LT Std 55', Cambria"/>
    <style:font-face style:font-pitch="variable" style:name="Mangal2" svg:font-family="Mangal"/>
    <style:font-face style:font-pitch="variable" style:name="Microsoft YaHei1" svg:font-family="'Microsoft YaHe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swiss" style:font-pitch="variable" style:name="Calibri" svg:font-family="Calibri" svg:panose-1="2 15 5 2 2 2 4 3 2 4"/>
    <style:font-face style:font-family-generic="modern" style:font-pitch="fixed" style:name="MS Mincho" svg:font-family="MS Mincho" svg:panose-1="2 2 6 9 4 2 5 8 3 4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>
      <style:paragraph-properties fo:text-align="justify" style:line-height-at-least="6.35mm"/>
      <style:text-properties fo:country="US" fo:font-size="12.0pt" fo:language="en" style:font-name="Times New Roman" style:font-name-asian="Times New Roman" style:font-name-complex="Times New Roman" style:font-size-asian="12.0pt" style:use-window-font-color="true"/>
    </style:style>
    <style:style style:family="paragraph" style:name="Pa2" style:next-style-name="Standard" style:parent-style-name="Standard">
      <style:paragraph-properties fo:text-align="left" style:line-height-at-least="2.13mm"/>
      <style:text-properties style:font-name="Univers LT Std 55" style:font-name-asian="Calibri1" style:font-name-complex="Times New Roman"/>
    </style:style>
    <style:style style:family="paragraph" style:name="Pa1" style:next-style-name="Standard" style:parent-style-name="Standard">
      <style:paragraph-properties fo:text-align="left" style:line-height-at-least="2.49mm"/>
      <style:text-properties style:font-name="Univers LT Std 55" style:font-name-asian="Calibri1" style:font-name-complex="Times New Roman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Pa3" style:next-style-name="Standard" style:parent-style-name="Standard">
      <style:paragraph-properties fo:text-align="left" style:line-height-at-least="4.25mm"/>
      <style:text-properties style:font-name="Univers LT Std 55" style:font-name-asian="Calibri1" style:font-name-complex="Times New Roman"/>
    </style:style>
    <style:style style:family="paragraph" style:name="Verzeichnis" style:parent-style-name="Standard">
      <style:text-properties style:font-name-complex="Mangal1"/>
    </style:style>
    <style:style style:display-name="Table Contents" style:family="paragraph" style:name="Table_20_Contents" style:parent-style-name="Standard"/>
    <style:style style:family="paragraph" style:name="CM1" style:next-style-name="Standard" style:parent-style-name="Standard">
      <style:paragraph-properties style:line-height-at-least="5.52mm"/>
      <style:text-properties style:font-name="Arial" style:font-name-complex="Arial"/>
    </style:style>
    <style:style style:display-name="Normal (Web)" style:family="paragraph" style:name="Normal_20__28_Web_29_" style:parent-style-name="Standard">
      <style:paragraph-properties fo:margin-bottom="4.94mm" fo:margin-top="4.94mm"/>
    </style:style>
    <style:style style:display-name="List Paragraph" style:family="paragraph" style:name="List_20_Paragraph" style:parent-style-name="Standard">
      <style:paragraph-properties fo:margin-left="12.7mm" fo:margin-right="0.0mm" fo:text-indent="0.0mm"/>
    </style:style>
    <style:style style:family="paragraph" style:name="CM2" style:next-style-name="Standard" style:parent-style-name="Standard">
      <style:paragraph-properties style:line-height-at-least="5.52mm"/>
      <style:text-properties style:font-name="Arial" style:font-name-complex="Arial"/>
    </style:style>
    <style:style style:family="paragraph" style:name="Index" style:parent-style-name="Standard">
      <style:text-properties style:font-name-complex="Mangal1" style:font-size-asian="12.0pt"/>
    </style:style>
    <style:style style:display-name="Comment Text" style:family="paragraph" style:name="Comment_20_Text" style:parent-style-name="Standard">
      <style:text-properties fo:font-size="10.0pt" style:font-size-asian="10.0pt"/>
    </style:style>
    <style:style style:display-name="Tabellen Inhalt" style:family="paragraph" style:name="Tabellen_20_Inhalt" style:parent-style-name="Standard"/>
    <style:style style:display-name="Colorful Shading - Accent 1" style:family="paragraph" style:name="Colorful_20_Shading_20_-_20_Accent_20_1" style:parent-style-name="default_paragraph_style">
      <style:text-properties fo:country="US" fo:font-size="12.0pt" fo:language="en" style:font-name="Times New Roman" style:font-name-asian="Times New Roman" style:font-name-complex="Times New Roman" style:font-size-asian="12.0pt" style:use-window-font-color="true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Rahmeninhalt" style:parent-style-name="Text_20_body"/>
    <style:style style:display-name="Frame contents" style:family="paragraph" style:name="Frame_20_contents" style:parent-style-name="Standard"/>
    <style:style style:family="paragraph" style:name="List" style:parent-style-name="Text_20_body">
      <style:text-properties style:font-name-complex="Mangal1"/>
    </style:style>
    <style:style style:display-name="HTML Preformatted" style:family="paragraph" style:name="HTML_20_Preformatted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untry="none" fo:font-size="10.0pt" fo:language="zxx" style:country-asian="none" style:country-complex="none" style:font-name="Courier New" style:font-name-complex="Courier New" style:font-size-asian="10.0pt" style:language-asian="zxx"/>
    </style:style>
    <style:style style:display-name="Tabellen Überschrift" style:family="paragraph" style:name="Tabellen_20_Überschrift" style:parent-style-name="Tabellen_20_Inhalt">
      <style:paragraph-properties fo:text-align="center"/>
      <style:text-properties fo:font-weight="bold" style:font-weight-asian="bold" style:font-weight-complex="bold"/>
    </style:style>
    <style:style style:family="paragraph" style:name="Beschriftung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Comment Subject" style:family="paragraph" style:name="Comment_20_Subject" style:next-style-name="Comment_20_Text" style:parent-style-name="Comment_20_Text">
      <style:paragraph-properties/>
      <style:text-properties fo:font-weight="bold" style:font-weight-asian="bold" style:font-weight-complex="bold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next-style-name="Standard" style:parent-style-name="Standard">
      <style:paragraph-properties/>
      <style:text-properties fo:font-size="10.0pt" fo:font-weight="bold" style:font-size-asian="10.0pt" style:font-weight-asian="bold" style:font-weight-complex="bold"/>
    </style:style>
    <style:style style:default-outline-level="2" style:display-name="Heading 2" style:family="paragraph" style:name="Heading_20_2" style:next-style-name="Standard" style:parent-style-name="Standard">
      <style:paragraph-properties fo:margin-bottom="1.06mm" fo:margin-top="4.23mm"/>
      <style:text-properties fo:font-size="14.0pt" fo:font-style="italic" fo:font-weight="bold" style:font-name="Arial" style:font-name-complex="Arial" style:font-size-asian="14.0pt" style:font-style-asian="italic" style:font-style-complex="italic" style:font-weight-asian="bold" style:font-weight-complex="bold"/>
    </style:style>
    <style:style style:display-name="Balloon Text" style:family="paragraph" style:name="Balloon_20_Text" style:parent-style-name="Standard">
      <style:text-properties fo:font-size="8.0pt" style:font-name="Tahoma" style:font-name-complex="Tahoma" style:font-size-asian="8.0pt"/>
    </style:style>
    <style:style style:default-outline-level="3" style:display-name="Heading 3" style:family="paragraph" style:name="Heading_20_3" style:next-style-name="Standard" style:parent-style-name="Standard">
      <style:paragraph-properties fo:margin-bottom="1.06mm" fo:margin-top="4.23mm"/>
      <style:text-properties fo:font-size="13.0pt" fo:font-weight="bold" style:font-name="Arial" style:font-name-complex="Arial" style:font-size-asian="13.0pt" style:font-weight-asian="bold" style:font-weight-complex="bold"/>
    </style:style>
    <style:style style:family="paragraph" style:name="Überschrift" style:next-style-name="Text_20_body" style:parent-style-name="Standard">
      <style:paragraph-properties fo:margin-bottom="2.12mm" fo:margin-top="4.23mm"/>
      <style:text-properties fo:font-size="14.0pt" style:font-name="Arial" style:font-name-asian="Microsoft YaHei1" style:font-name-complex="Mangal2" style:font-size-asian="14.0pt"/>
    </style:style>
    <style:style style:family="paragraph" style:name="Head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display-name="Colorful List - Accent 1" style:family="paragraph" style:name="Colorful_20_List_20_-_20_Accent_20_1" style:parent-style-name="Standard">
      <style:paragraph-properties fo:margin-left="12.7mm" fo:margin-right="0.0mm" fo:text-indent="0.0mm"/>
    </style:style>
    <style:style style:family="paragraph" style:name="Foot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display-name="Plain Text" style:family="paragraph" style:name="Plain_20_Text" style:parent-style-name="Standard">
      <style:paragraph-properties fo:line-height="100%" fo:text-align="left"/>
      <style:text-properties fo:font-size="10.0pt" style:font-name="Courier New" style:font-name-complex="Courier New" style:font-size-asian="10.0pt"/>
    </style:style>
    <style:style style:family="paragraph" style:name="Pa0" style:next-style-name="Standard" style:parent-style-name="Standard">
      <style:paragraph-properties fo:text-align="left" style:line-height-at-least="2.49mm"/>
      <style:text-properties style:font-name="Univers LT Std 55" style:font-name-asian="Calibri1" style:font-name-complex="Times New Roman"/>
    </style:style>
    <style:style style:family="text" style:name="WW8Num26ztrue" style:parent-style-name="default_character_style"/>
    <style:style style:family="text" style:name="WW-WW8Num34ztrue1" style:parent-style-name="default_character_style"/>
    <style:style style:family="text" style:name="WW-WW8Num36ztrue" style:parent-style-name="default_character_style"/>
    <style:style style:family="text" style:name="A0" style:parent-style-name="default_character_style">
      <style:text-properties fo:color="#000000" fo:font-size="7.0pt" style:font-name="Zapf Dingbats ITC" style:font-name-complex="Zapf Dingbats ITC" style:font-size-asian="7.0pt"/>
    </style:style>
    <style:style style:display-name="Strong Emphasis" style:family="text" style:name="Strong_20_Emphasis" style:parent-style-name="default_character_style">
      <style:text-properties fo:font-weight="bold" style:font-weight-asian="bold" style:font-weight-complex="bold"/>
    </style:style>
    <style:style style:family="text" style:name="WW8NumSt44z0" style:parent-style-name="default_character_style">
      <style:text-properties fo:font-size="11.0pt" style:font-name="Arial" style:font-name-complex="Wingdings" style:font-size-asian="11.0pt"/>
    </style:style>
    <style:style style:family="text" style:name="WW8Num22z1" style:parent-style-name="default_character_style">
      <style:text-properties style:font-name="Courier New" style:font-name-complex="Courier New"/>
    </style:style>
    <style:style style:family="text" style:name="WW-WW8Num23ztrue1234" style:parent-style-name="default_character_style"/>
    <style:style style:family="text" style:name="WW-WW8Num41ztrue1" style:parent-style-name="default_character_style"/>
    <style:style style:display-name="Default Paragraph Font" style:family="text" style:name="Default_20_Paragraph_20_Font" style:parent-style-name="default_character_style"/>
    <style:style style:family="text" style:name="WW8Num22z0" style:parent-style-name="default_character_style">
      <style:text-properties style:font-name="Symbol" style:font-name-complex="Symbol"/>
    </style:style>
    <style:style style:family="text" style:name="WW8Num22z2" style:parent-style-name="default_character_style">
      <style:text-properties style:font-name="Wingdings" style:font-name-complex="Wingdings"/>
    </style:style>
    <style:style style:family="text" style:name="WW-WW8Num27ztrue123" style:parent-style-name="default_character_style"/>
    <style:style style:family="text" style:name="WW-WW8Num8ztrue123" style:parent-style-name="default_character_style"/>
    <style:style style:family="text" style:name="WW-WW8Num16ztrue12" style:parent-style-name="default_character_style"/>
    <style:style style:family="text" style:name="WW8Num41ztrue" style:parent-style-name="default_character_style"/>
    <style:style style:family="text" style:name="WW-WW8Num41ztrue1234" style:parent-style-name="default_character_style"/>
    <style:style style:family="text" style:name="WW8Num8ztrue" style:parent-style-name="default_character_style"/>
    <style:style style:family="text" style:name="WW8Num18z2" style:parent-style-name="default_character_style">
      <style:text-properties style:font-name="Wingdings" style:font-name-complex="Wingdings"/>
    </style:style>
    <style:style style:family="text" style:name="WW8Num18z1" style:parent-style-name="default_character_style">
      <style:text-properties style:font-name="Courier New" style:font-name-complex="Courier New"/>
    </style:style>
    <style:style style:family="text" style:name="WW8Num18z0" style:parent-style-name="default_character_style">
      <style:text-properties style:font-name="Symbol" style:font-name-complex="Symbol"/>
    </style:style>
    <style:style style:family="text" style:name="WW-WW8Num31ztrue1234" style:parent-style-name="default_character_style"/>
    <style:style style:family="text" style:name="WW8Num43ztrue" style:parent-style-name="default_character_style"/>
    <style:style style:family="text" style:name="WW8Num2z0" style:parent-style-name="default_character_style">
      <style:text-properties style:font-name="Symbol" style:font-name-complex="Symbol"/>
    </style:style>
    <style:style style:family="text" style:name="WW-WW8Num7ztrue" style:parent-style-name="default_character_style"/>
    <style:style style:family="text" style:name="WW8Num10z2" style:parent-style-name="default_character_style">
      <style:text-properties style:font-name="Wingdings" style:font-name-complex="Wingdings"/>
    </style:style>
    <style:style style:family="text" style:name="WW8Num10z1" style:parent-style-name="default_character_style">
      <style:text-properties style:font-name="Courier New" style:font-name-complex="Courier New"/>
    </style:style>
    <style:style style:family="text" style:name="WW8Num33z0" style:parent-style-name="default_character_style">
      <style:text-properties fo:font-size="10.0pt" style:font-name="Times New Roman" style:font-name-asian="Times New Roman" style:font-name-complex="Times New Roman" style:font-size-asian="10.0pt"/>
    </style:style>
    <style:style style:family="text" style:name="WW8Num10z0" style:parent-style-name="default_character_style">
      <style:text-properties style:font-name="Symbol" style:font-name-complex="Symbol"/>
    </style:style>
    <style:style style:family="text" style:name="WW-WW8Num36ztrue123" style:parent-style-name="default_character_style"/>
    <style:style style:family="text" style:name="WW8Num31ztrue" style:parent-style-name="default_character_style"/>
    <style:style style:family="text" style:name="WW-WW8Num4ztrue1" style:parent-style-name="default_character_style"/>
    <style:style style:family="text" style:name="WW-WW8Num33ztrue123456" style:parent-style-name="default_character_style"/>
    <style:style style:family="text" style:name="WW-WW8Num15ztrue1234" style:parent-style-name="default_character_style"/>
    <style:style style:family="text" style:name="WW-WW8Num43ztrue1234" style:parent-style-name="default_character_style"/>
    <style:style style:family="text" style:name="WW-WW8Num34ztrue" style:parent-style-name="default_character_style"/>
    <style:style style:family="text" style:name="WW-WW8Num41ztrue" style:parent-style-name="default_character_style"/>
    <style:style style:family="text" style:name="WW-WW8Num27ztrue12" style:parent-style-name="default_character_style"/>
    <style:style style:family="text" style:name="WW-WW8Num23ztrue12" style:parent-style-name="default_character_style"/>
    <style:style style:family="text" style:name="WW-WW8Num23ztrue123456" style:parent-style-name="default_character_style"/>
    <style:style style:family="text" style:name="WW-WW8Num15ztrue123" style:parent-style-name="default_character_style"/>
    <style:style style:family="text" style:name="WW8Num23z0" style:parent-style-name="default_character_style">
      <style:text-properties fo:font-size="10.0pt" style:font-name="Times New Roman" style:font-name-asian="Times New Roman" style:font-name-complex="Times New Roman" style:font-size-asian="10.0pt"/>
    </style:style>
    <style:style style:family="text" style:name="WW8Num11zfalse" style:parent-style-name="default_character_style"/>
    <style:style style:family="text" style:name="WW-WW8Num26ztrue1" style:parent-style-name="default_character_style"/>
    <style:style style:family="text" style:name="WW-WW8Num34ztrue123456" style:parent-style-name="default_character_style"/>
    <style:style style:family="text" style:name="WW-WW8Num31ztrue123" style:parent-style-name="default_character_style"/>
    <style:style style:family="text" style:name="WW-WW8Num15ztrue1" style:parent-style-name="default_character_style"/>
    <style:style style:family="text" style:name="WW-WW8Num15ztrue" style:parent-style-name="default_character_style"/>
    <style:style style:family="text" style:name="WW8Num19z1" style:parent-style-name="default_character_style">
      <style:text-properties style:font-name="Courier New" style:font-name-complex="Courier New"/>
    </style:style>
    <style:style style:family="text" style:name="WW8Num19z0" style:parent-style-name="default_character_style">
      <style:text-properties style:font-name="Symbol" style:font-name-complex="Symbol"/>
    </style:style>
    <style:style style:family="text" style:name="WW-WW8Num43ztrue123456" style:parent-style-name="default_character_style"/>
    <style:style style:family="text" style:name="WW8Num19z2" style:parent-style-name="default_character_style">
      <style:text-properties style:font-name="Wingdings" style:font-name-complex="Wingdings"/>
    </style:style>
    <style:style style:family="text" style:name="WW-WW8Num27ztrue1" style:parent-style-name="default_character_style"/>
    <style:style style:family="text" style:name="WW-WW8Num15ztrue123456" style:parent-style-name="default_character_style"/>
    <style:style style:family="text" style:name="WW8Num3z0" style:parent-style-name="default_character_style">
      <style:text-properties style:font-name="Symbol" style:font-name-complex="Symbol"/>
    </style:style>
    <style:style style:family="text" style:name="WW8Num11z0" style:parent-style-name="default_character_style">
      <style:text-properties fo:font-size="12.0pt" style:font-name="Symbol" style:font-name-complex="Symbol" style:font-size-asian="12.0pt"/>
    </style:style>
    <style:style style:family="text" style:name="WW8NumSt2z0" style:parent-style-name="default_character_style">
      <style:text-properties fo:font-size="11.0pt" style:font-name="Arial" style:font-name-complex="Arial" style:font-size-asian="11.0pt"/>
    </style:style>
    <style:style style:family="text" style:name="WW8Num4zfalse" style:parent-style-name="default_character_style"/>
    <style:style style:family="text" style:name="WW8Num3z1" style:parent-style-name="default_character_style">
      <style:text-properties style:font-name="Courier New" style:font-name-complex="Courier New"/>
    </style:style>
    <style:style style:family="text" style:name="WW8Num4ztrue" style:parent-style-name="default_character_style"/>
    <style:style style:family="text" style:name="WW8Num3z2" style:parent-style-name="default_character_style">
      <style:text-properties style:font-name="Wingdings" style:font-name-complex="Wingdings"/>
    </style:style>
    <style:style style:family="text" style:name="WW8Num23zfalse" style:parent-style-name="default_character_style"/>
    <style:style style:family="text" style:name="WW-WW8Num36ztrue12345" style:parent-style-name="default_character_style"/>
    <style:style style:family="text" style:name="WW-WW8Num31ztrue12" style:parent-style-name="default_character_style"/>
    <style:style style:family="text" style:name="WW-WW8Num7ztrue12345" style:parent-style-name="default_character_style"/>
    <style:style style:family="text" style:name="WW-WW8Num11ztrue1234" style:parent-style-name="default_character_style"/>
    <style:style style:family="text" style:name="WW8Num28z2" style:parent-style-name="default_character_style">
      <style:text-properties style:font-name="Wingdings" style:font-name-complex="Wingdings"/>
    </style:style>
    <style:style style:family="text" style:name="WW-WW8Num31ztrue" style:parent-style-name="default_character_style"/>
    <style:style style:family="text" style:name="WW-WW8Num33ztrue12" style:parent-style-name="default_character_style"/>
    <style:style style:family="text" style:name="WW-WW8Num34ztrue12" style:parent-style-name="default_character_style"/>
    <style:style style:family="text" style:name="WW8Num16zfalse" style:parent-style-name="default_character_style"/>
    <style:style style:family="text" style:name="WW8Num28z1" style:parent-style-name="default_character_style">
      <style:text-properties style:font-name="Courier New" style:font-name-complex="Courier New"/>
    </style:style>
    <style:style style:family="text" style:name="WW8Num36zfalse" style:parent-style-name="default_character_style">
      <style:text-properties fo:font-size="10.0pt" style:font-size-asian="10.0pt"/>
    </style:style>
    <style:style style:family="text" style:name="WW8Num28z0" style:parent-style-name="default_character_style">
      <style:text-properties style:font-name="Symbol" style:font-name-complex="Symbol"/>
    </style:style>
    <style:style style:family="text" style:name="WW8Num20z2" style:parent-style-name="default_character_style">
      <style:text-properties style:font-name="Wingdings" style:font-name-complex="Wingdings"/>
    </style:style>
    <style:style style:family="text" style:name="WW-WW8Num32ztrue123456" style:parent-style-name="default_character_style"/>
    <style:style style:family="text" style:name="WW8Num43z0" style:parent-style-name="default_character_style">
      <style:text-properties fo:font-size="10.0pt" style:font-name="Times New Roman" style:font-name-asian="Times New Roman" style:font-name-complex="Times New Roman" style:font-size-asian="10.0pt"/>
    </style:style>
    <style:style style:family="text" style:name="WW8Num20z1" style:parent-style-name="default_character_style">
      <style:text-properties style:font-name="Courier New" style:font-name-complex="Courier New"/>
    </style:style>
    <style:style style:family="text" style:name="WW8Num20z0" style:parent-style-name="default_character_style">
      <style:text-properties style:font-name="Symbol" style:font-name-complex="Symbol"/>
    </style:style>
    <style:style style:family="text" style:name="WW8Num8zfalse" style:parent-style-name="default_character_style"/>
    <style:style style:family="text" style:name="WW-WW8Num33ztrue1" style:parent-style-name="default_character_style"/>
    <style:style style:family="text" style:name="WW-WW8Num7ztrue123456" style:parent-style-name="default_character_style"/>
    <style:style style:family="text" style:name="WW8Num16ztrue" style:parent-style-name="default_character_style"/>
    <style:style style:family="text" style:name="WW-WW8Num16ztrue" style:parent-style-name="default_character_style"/>
    <style:style style:family="text" style:name="WW8Num39z2" style:parent-style-name="default_character_style">
      <style:text-properties style:font-name="Wingdings" style:font-name-complex="Wingdings"/>
    </style:style>
    <style:style style:family="text" style:name="WW8Num16z0" style:parent-style-name="default_character_style">
      <style:text-properties fo:font-size="10.0pt" style:font-size-asian="10.0pt"/>
    </style:style>
    <style:style style:family="text" style:name="WW8Num39z0" style:parent-style-name="default_character_style">
      <style:text-properties style:font-name="Symbol" style:font-name-complex="Symbol"/>
    </style:style>
    <style:style style:family="text" style:name="WW8Num39z1" style:parent-style-name="default_character_style">
      <style:text-properties style:font-name="Courier New" style:font-name-complex="Courier New"/>
    </style:style>
    <style:style style:family="text" style:name="WW-WW8Num36ztrue1234" style:parent-style-name="default_character_style"/>
    <style:style style:family="text" style:name="WW-WW8Num27ztrue" style:parent-style-name="default_character_style"/>
    <style:style style:family="text" style:name="WW8Num31z0" style:parent-style-name="default_character_style">
      <style:text-properties style:text-underline-style="none"/>
    </style:style>
    <style:style style:family="text" style:name="WW8Num4z0" style:parent-style-name="default_character_style">
      <style:text-properties style:font-name="Symbol" style:font-name-complex="Symbol"/>
    </style:style>
    <style:style style:family="text" style:name="WW8Num29z2" style:parent-style-name="default_character_style">
      <style:text-properties style:font-name="Wingdings" style:font-name-complex="Wingdings"/>
    </style:style>
    <style:style style:family="text" style:name="WW-WW8Num36ztrue1" style:parent-style-name="default_character_style"/>
    <style:style style:family="text" style:name="WW8Num29z1" style:parent-style-name="default_character_style">
      <style:text-properties style:font-name="Courier New" style:font-name-complex="Courier New"/>
    </style:style>
    <style:style style:family="text" style:name="WW-WW8Num31ztrue12345" style:parent-style-name="default_character_style"/>
    <style:style style:family="text" style:name="WW8Num36ztrue" style:parent-style-name="default_character_style"/>
    <style:style style:family="text" style:name="WW-WW8Num7ztrue123" style:parent-style-name="default_character_style"/>
    <style:style style:family="text" style:name="WW-WW8Num26ztrue" style:parent-style-name="default_character_style"/>
    <style:style style:family="text" style:name="WW8Num29z0" style:parent-style-name="default_character_style">
      <style:text-properties style:font-name="Symbol" style:font-name-complex="Symbol"/>
    </style:style>
    <style:style style:family="text" style:name="WW8Num21z2" style:parent-style-name="default_character_style">
      <style:text-properties style:font-name="Wingdings" style:font-name-complex="Wingdings"/>
    </style:style>
    <style:style style:family="text" style:name="WW8Num44z2" style:parent-style-name="default_character_style">
      <style:text-properties fo:font-size="10.0pt" style:font-name="Wingdings" style:font-name-complex="Wingdings" style:font-size-asian="10.0pt"/>
    </style:style>
    <style:style style:family="text" style:name="WW8Num21z1" style:parent-style-name="default_character_style">
      <style:text-properties style:font-name="Courier New" style:font-name-complex="Courier New"/>
    </style:style>
    <style:style style:family="text" style:name="WW8Num44z0" style:parent-style-name="default_character_style">
      <style:text-properties fo:font-size="10.0pt" style:font-name="Symbol" style:font-name-complex="Symbol" style:font-size-asian="10.0pt"/>
    </style:style>
    <style:style style:family="text" style:name="WW8Num44z1" style:parent-style-name="default_character_style">
      <style:text-properties fo:font-size="10.0pt" style:font-name="Courier New" style:font-name-complex="Courier New" style:font-size-asian="10.0pt"/>
    </style:style>
    <style:style style:family="text" style:name="WW-WW8Num11ztrue" style:parent-style-name="default_character_style"/>
    <style:style style:family="text" style:name="WW8Num21z0" style:parent-style-name="default_character_style">
      <style:text-properties style:font-name="Symbol" style:font-name-complex="Symbol"/>
    </style:style>
    <style:style style:family="text" style:name="WW-WW8Num8ztrue1" style:parent-style-name="default_character_style"/>
    <style:style style:family="text" style:name="WW-WW8Num8ztrue12" style:parent-style-name="default_character_style"/>
    <style:style style:family="text" style:name="WW-WW8Num36ztrue12" style:parent-style-name="default_character_style"/>
    <style:style style:family="text" style:name="WW-WW8Num33ztrue123" style:parent-style-name="default_character_style"/>
    <style:style style:family="text" style:name="WW8Num17z2" style:parent-style-name="default_character_style">
      <style:text-properties style:font-name="Wingdings" style:font-name-complex="Wingdings"/>
    </style:style>
    <style:style style:family="text" style:name="WW-WW8Num27ztrue1234" style:parent-style-name="default_character_style"/>
    <style:style style:family="text" style:name="WW-WW8Num11ztrue12345" style:parent-style-name="default_character_style"/>
    <style:style style:family="text" style:name="WW-WW8Num33ztrue1234" style:parent-style-name="default_character_style"/>
    <style:style style:family="text" style:name="WW8Num17z1" style:parent-style-name="default_character_style">
      <style:text-properties style:font-name="Courier New" style:font-name-complex="Courier New"/>
    </style:style>
    <style:style style:family="text" style:name="WW8Num17z0" style:parent-style-name="default_character_style">
      <style:text-properties style:font-name="Symbol" style:font-name-complex="Symbol"/>
    </style:style>
    <style:style style:family="text" style:name="WW8Num7zfalse" style:parent-style-name="default_character_style">
      <style:text-properties fo:font-size="10.0pt" style:font-size-asian="10.0pt"/>
    </style:style>
    <style:style style:family="text" style:name="WW-WW8Num7ztrue1" style:parent-style-name="default_character_style"/>
    <style:style style:family="text" style:name="WW8Num15zfalse" style:parent-style-name="default_character_style"/>
    <style:style style:family="text" style:name="WW8Num5z1" style:parent-style-name="default_character_style">
      <style:text-properties style:font-name="Courier New" style:font-name-complex="Courier New"/>
    </style:style>
    <style:style style:family="text" style:name="WW8Num5z2" style:parent-style-name="default_character_style">
      <style:text-properties style:font-name="Wingdings" style:font-name-complex="Wingdings"/>
    </style:style>
    <style:style style:family="text" style:name="WW8Num5z0" style:parent-style-name="default_character_style">
      <style:text-properties style:font-name="Symbol" style:font-name-complex="Symbol"/>
    </style:style>
    <style:style style:family="text" style:name="WW-WW8Num32ztrue1234" style:parent-style-name="default_character_style"/>
    <style:style style:family="text" style:name="WW8Num6z2" style:parent-style-name="default_character_style">
      <style:text-properties style:font-name="Wingdings" style:font-name-complex="Wingdings"/>
    </style:style>
    <style:style style:family="text" style:name="WW8Num7ztrue" style:parent-style-name="default_character_style"/>
    <style:style style:family="text" style:name="Absatz-Standardschriftart" style:parent-style-name="default_character_style"/>
    <style:style style:family="text" style:name="WW-WW8Num4ztrue123" style:parent-style-name="default_character_style"/>
    <style:style style:family="text" style:name="WW8Num11ztrue" style:parent-style-name="default_character_style"/>
    <style:style style:family="text" style:name="WW-WW8Num11ztrue1" style:parent-style-name="default_character_style"/>
    <style:style style:family="text" style:name="WW-WW8Num33ztrue12345" style:parent-style-name="default_character_style"/>
    <style:style style:family="text" style:name="WW-WW8Num31ztrue1" style:parent-style-name="default_character_style"/>
    <style:style style:family="text" style:name="WW-WW8Num15ztrue12" style:parent-style-name="default_character_style"/>
    <style:style style:family="text" style:name="WW-WW8Num11ztrue12" style:parent-style-name="default_character_style"/>
    <style:style style:family="text" style:name="WW-WW8Num32ztrue123" style:parent-style-name="default_character_style"/>
    <style:style style:family="text" style:name="WW-WW8Num7ztrue12" style:parent-style-name="default_character_style"/>
    <style:style style:family="text" style:name="WW8Num27ztrue" style:parent-style-name="default_character_style"/>
    <style:style style:family="text" style:name="WW-WW8Num16ztrue12345" style:parent-style-name="default_character_style"/>
    <style:style style:family="text" style:name="Emphasis" style:parent-style-name="default_character_style">
      <style:text-properties fo:font-style="italic" fo:font-weight="bold" style:font-style-asian="italic" style:font-style-complex="italic" style:font-weight-asian="bold" style:font-weight-complex="bold"/>
    </style:style>
    <style:style style:family="text" style:name="WW-WW8Num11ztrue123456" style:parent-style-name="default_character_style"/>
    <style:style style:family="text" style:name="WW-WW8Num41ztrue12345" style:parent-style-name="default_character_style"/>
    <style:style style:family="text" style:name="WW8Num34zfalse" style:parent-style-name="default_character_style">
      <style:text-properties fo:font-size="10.0pt" style:font-size-asian="10.0pt"/>
    </style:style>
    <style:style style:family="text" style:name="WW-WW8Num27ztrue123456" style:parent-style-name="default_character_style"/>
    <style:style style:family="text" style:name="WW-WW8Num31ztrue123456" style:parent-style-name="default_character_style"/>
    <style:style style:family="text" style:name="WW-WW8Num41ztrue123456" style:parent-style-name="default_character_style"/>
    <style:style style:family="text" style:name="WW-WW8Num26ztrue12345" style:parent-style-name="default_character_style"/>
    <style:style style:family="text" style:name="WW8Num14z2" style:parent-style-name="default_character_style">
      <style:text-properties style:font-name="Wingdings" style:font-name-complex="Wingdings"/>
    </style:style>
    <style:style style:family="text" style:name="WW8Num37z2" style:parent-style-name="default_character_style">
      <style:text-properties style:font-name="Wingdings" style:font-name-complex="Wingdings"/>
    </style:style>
    <style:style style:family="text" style:name="WW8Num14z1" style:parent-style-name="default_character_style">
      <style:text-properties style:font-name="Courier New" style:font-name-complex="Courier New"/>
    </style:style>
    <style:style style:family="text" style:name="WW8Num37z0" style:parent-style-name="default_character_style">
      <style:text-properties style:font-name="Symbol" style:font-name-complex="Symbol"/>
    </style:style>
    <style:style style:family="text" style:name="WW8Num37z1" style:parent-style-name="default_character_style">
      <style:text-properties style:font-name="Courier New" style:font-name-complex="Courier New"/>
    </style:style>
    <style:style style:display-name="Internet link" style:family="text" style:name="Internet_20_link" style:parent-style-name="default_character_style">
      <style:text-properties fo:color="#0000ff" style:text-underline-style="solid"/>
    </style:style>
    <style:style style:family="text" style:name="WW8Num14z0" style:parent-style-name="default_character_style">
      <style:text-properties style:font-name="Symbol" style:font-name-complex="Symbol"/>
    </style:style>
    <style:style style:family="text" style:name="WW-WW8Num4ztrue" style:parent-style-name="default_character_style"/>
    <style:style style:family="text" style:name="WW8Num6z0" style:parent-style-name="default_character_style">
      <style:text-properties style:font-name="Symbol" style:font-name-complex="Symbol"/>
    </style:style>
    <style:style style:family="text" style:name="WW8Num6z1" style:parent-style-name="default_character_style">
      <style:text-properties style:font-name="Courier New" style:font-name-complex="Courier New"/>
    </style:style>
    <style:style style:family="text" style:name="WW-WW8Num32ztrue12345" style:parent-style-name="default_character_style"/>
    <style:style style:family="text" style:name="WW-WW8Num8ztrue" style:parent-style-name="default_character_style"/>
    <style:style style:family="text" style:name="WW-WW8Num26ztrue123456" style:parent-style-name="default_character_style"/>
    <style:style style:family="text" style:name="WW-WW8Num26ztrue123" style:parent-style-name="default_character_style"/>
    <style:style style:family="text" style:name="WW-WW8Num16ztrue123456" style:parent-style-name="default_character_style"/>
    <style:style style:family="text" style:name="WW-WW8Num11ztrue123" style:parent-style-name="default_character_style"/>
    <style:style style:family="text" style:name="WW-WW8Num23ztrue12345" style:parent-style-name="default_character_style"/>
    <style:style style:family="text" style:name="WW-WW8Num15ztrue12345" style:parent-style-name="default_character_style"/>
    <style:style style:family="text" style:name="WW-WW8Num41ztrue12" style:parent-style-name="default_character_style"/>
    <style:style style:family="text" style:name="WW-WW8Num26ztrue12" style:parent-style-name="default_character_style"/>
    <style:style style:family="text" style:name="WW-WW8Num43ztrue123" style:parent-style-name="default_character_style"/>
    <style:style style:display-name="Page Number" style:family="text" style:name="Page_20_Number" style:parent-style-name="Default_20_Paragraph_20_Font"/>
    <style:style style:family="text" style:name="WW8Num42z4" style:parent-style-name="default_character_style">
      <style:text-properties style:font-name="Courier New" style:font-name-complex="Courier New"/>
    </style:style>
    <style:style style:family="text" style:name="WW8Num41zfalse" style:parent-style-name="default_character_style"/>
    <style:style style:family="text" style:name="WW8Num42z2" style:parent-style-name="default_character_style">
      <style:text-properties style:font-name="Wingdings" style:font-name-complex="Wingdings"/>
    </style:style>
    <style:style style:family="text" style:name="WW-WW8Num16ztrue1" style:parent-style-name="default_character_style"/>
    <style:style style:family="text" style:name="WW8Num42z0" style:parent-style-name="default_character_style">
      <style:text-properties style:font-name="Symbol" style:font-name-complex="Symbol"/>
    </style:style>
    <style:style style:family="text" style:name="WW-WW8Num36ztrue123456" style:parent-style-name="default_character_style"/>
    <style:style style:family="text" style:name="WW-WW8Num43ztrue1" style:parent-style-name="default_character_style"/>
    <style:style style:family="text" style:name="WW-WW8Num34ztrue1234" style:parent-style-name="default_character_style"/>
    <style:style style:family="text" style:name="WW8Num15ztrue" style:parent-style-name="default_character_style"/>
    <style:style style:family="text" style:name="WW-WW8Num8ztrue12345" style:parent-style-name="default_character_style"/>
    <style:style style:family="text" style:name="WW8Num38z1" style:parent-style-name="default_character_style">
      <style:text-properties style:font-name="Courier New" style:font-name-complex="Courier New"/>
    </style:style>
    <style:style style:display-name="HTML Preformatted Char" style:family="text" style:name="HTML_20_Preformatted_20_Char" style:parent-style-name="default_character_style">
      <style:text-properties style:font-name="Courier New" style:font-name-complex="Courier New"/>
    </style:style>
    <style:style style:family="text" style:name="WW8Num15z0" style:parent-style-name="default_character_style">
      <style:text-properties fo:font-size="10.0pt" style:font-name="Times New Roman" style:font-name-asian="Times New Roman" style:font-name-complex="Times New Roman" style:font-size-asian="10.0pt"/>
    </style:style>
    <style:style style:family="text" style:name="WW-WW8Num7ztrue1234" style:parent-style-name="default_character_style"/>
    <style:style style:family="text" style:name="WW8Num38z2" style:parent-style-name="default_character_style">
      <style:text-properties style:font-name="Wingdings" style:font-name-complex="Wingdings"/>
    </style:style>
    <style:style style:family="text" style:name="WW-WW8Num43ztrue12345" style:parent-style-name="default_character_style"/>
    <style:style style:family="text" style:name="WW8Num38z0" style:parent-style-name="default_character_style">
      <style:text-properties style:font-name="Symbol" style:font-name-complex="Symbol"/>
    </style:style>
    <style:style style:family="text" style:name="WW-WW8Num23ztrue123" style:parent-style-name="default_character_style"/>
    <style:style style:family="text" style:name="WW8Num30z0" style:parent-style-name="default_character_style">
      <style:text-properties style:font-name="Symbol" style:font-name-complex="Symbol"/>
    </style:style>
    <style:style style:family="text" style:name="WW-WW8Num32ztrue1" style:parent-style-name="default_character_style"/>
    <style:style style:family="text" style:name="WW8Num30z2" style:parent-style-name="default_character_style">
      <style:text-properties style:font-name="Wingdings" style:font-name-complex="Wingdings"/>
    </style:style>
    <style:style style:family="text" style:name="WW8Num30z1" style:parent-style-name="default_character_style">
      <style:text-properties style:font-name="Courier New" style:font-name-complex="Courier New"/>
    </style:style>
    <style:style style:family="text" style:name="WW8Num8z0" style:parent-style-name="default_character_style">
      <style:text-properties style:font-name="Symbol" style:font-name-complex="Symbol"/>
    </style:style>
    <style:style style:family="text" style:name="WW8Num34ztrue" style:parent-style-name="default_character_style"/>
    <style:style style:family="text" style:name="WW8Num26zfalse" style:parent-style-name="default_character_style"/>
    <style:style style:family="text" style:name="WW-WW8Num32ztrue12" style:parent-style-name="default_character_style"/>
    <style:style style:family="text" style:name="WW8Num24z3" style:parent-style-name="default_character_style">
      <style:text-properties style:font-name="Symbol" style:font-name-complex="Symbol"/>
    </style:style>
    <style:style style:family="text" style:name="WW8Num24z2" style:parent-style-name="default_character_style">
      <style:text-properties style:font-name="Wingdings" style:font-name-complex="Wingdings"/>
    </style:style>
    <style:style style:family="text" style:name="WW-WW8Num26ztrue1234" style:parent-style-name="default_character_style"/>
    <style:style style:family="text" style:name="WW8Num24z1" style:parent-style-name="default_character_style">
      <style:text-properties style:font-name="Courier New" style:font-name-complex="Courier New"/>
    </style:style>
    <style:style style:family="text" style:name="WW8Num24z0" style:parent-style-name="default_character_style">
      <style:text-properties fo:font-size="12.0pt" style:font-name="Symbol" style:font-name-complex="Symbol" style:font-size-asian="12.0pt"/>
    </style:style>
    <style:style style:family="text" style:name="WW8Num33ztrue" style:parent-style-name="default_character_style"/>
    <style:style style:family="text" style:name="WW-WW8Num43ztrue" style:parent-style-name="default_character_style"/>
    <style:style style:family="text" style:name="WW8Num32ztrue" style:parent-style-name="default_character_style"/>
    <style:style style:family="text" style:name="WW8Num2zfalse" style:parent-style-name="default_character_style"/>
    <style:style style:family="text" style:name="WW-WW8Num34ztrue123" style:parent-style-name="default_character_style"/>
    <style:style style:display-name="Comment Reference" style:family="text" style:name="Comment_20_Reference" style:parent-style-name="default_character_style">
      <style:text-properties fo:font-size="8.0pt" style:font-size-asian="8.0pt"/>
    </style:style>
    <style:style style:family="text" style:name="WW-WW8Num4ztrue1234" style:parent-style-name="default_character_style"/>
    <style:style style:family="text" style:name="WW8Num35z2" style:parent-style-name="default_character_style">
      <style:text-properties style:font-name="Wingdings" style:font-name-complex="Wingdings"/>
    </style:style>
    <style:style style:family="text" style:name="WW8Num12z0" style:parent-style-name="default_character_style">
      <style:text-properties style:font-name="Symbol" style:font-name-complex="Symbol"/>
    </style:style>
    <style:style style:family="text" style:name="WW8Num35z0" style:parent-style-name="default_character_style">
      <style:text-properties style:font-name="Symbol" style:font-name-complex="Symbol"/>
    </style:style>
    <style:style style:family="text" style:name="WW8Num35z1" style:parent-style-name="default_character_style">
      <style:text-properties style:font-name="Courier New" style:font-name-complex="Courier New"/>
    </style:style>
    <style:style style:family="text" style:name="WW8Num12z2" style:parent-style-name="default_character_style">
      <style:text-properties style:font-name="Wingdings" style:font-name-complex="Wingdings"/>
    </style:style>
    <style:style style:family="text" style:name="WW-WW8Num8ztrue123456" style:parent-style-name="default_character_style"/>
    <style:style style:family="text" style:name="WW8Num12z1" style:parent-style-name="default_character_style">
      <style:text-properties style:font-name="Courier New" style:font-name-complex="Courier New"/>
    </style:style>
    <style:style style:family="text" style:name="WW-WW8Num32ztrue" style:parent-style-name="default_character_style"/>
    <style:style style:family="text" style:name="WW8Num9z1" style:parent-style-name="default_character_style">
      <style:text-properties style:font-name="Courier New" style:font-name-complex="Courier New"/>
    </style:style>
    <style:style style:family="text" style:name="WW8Num9z2" style:parent-style-name="default_character_style">
      <style:text-properties style:font-name="Wingdings" style:font-name-complex="Wingdings"/>
    </style:style>
    <style:style style:family="text" style:name="WW8Num1z7" style:parent-style-name="default_character_style"/>
    <style:style style:family="text" style:name="WW8Num1z8" style:parent-style-name="default_character_style"/>
    <style:style style:family="text" style:name="WW8Num9z0" style:parent-style-name="default_character_style">
      <style:text-properties style:font-name="Symbol" style:font-name-complex="Symbol"/>
    </style:style>
    <style:style style:family="text" style:name="WW-WW8Num34ztrue12345" style:parent-style-name="default_character_style"/>
    <style:style style:family="text" style:name="WW-WW8Num33ztrue" style:parent-style-name="default_character_style"/>
    <style:style style:family="text" style:name="WW-WW8Num41ztrue123" style:parent-style-name="default_character_style"/>
    <style:style style:family="text" style:name="WW8Num25z2" style:parent-style-name="default_character_style">
      <style:text-properties style:font-name="Wingdings" style:font-name-complex="Wingdings"/>
    </style:style>
    <style:style style:family="text" style:name="WW8Num25z1" style:parent-style-name="default_character_style">
      <style:text-properties style:font-name="Courier New" style:font-name-complex="Courier New"/>
    </style:style>
    <style:style style:family="text" style:name="WW8Num25z0" style:parent-style-name="default_character_style">
      <style:text-properties style:font-name="Symbol" style:font-name-complex="Symbol"/>
    </style:style>
    <style:style style:family="text" style:name="WW8Num40z2" style:parent-style-name="default_character_style">
      <style:text-properties style:font-name="Wingdings" style:font-name-complex="Wingdings"/>
    </style:style>
    <style:style style:family="text" style:name="WW8Num40z0" style:parent-style-name="default_character_style">
      <style:text-properties style:font-name="Symbol" style:font-name-complex="Symbol"/>
    </style:style>
    <style:style style:family="text" style:name="WW8Num40z1" style:parent-style-name="default_character_style">
      <style:text-properties style:font-name="Courier New" style:font-name-complex="Courier New"/>
    </style:style>
    <style:style style:family="text" style:name="WW8Num32zfalse" style:parent-style-name="default_character_style"/>
    <style:style style:family="text" style:name="WW-WW8Num23ztrue1" style:parent-style-name="default_character_style"/>
    <style:style style:family="text" style:name="WW-WW8Num16ztrue1234" style:parent-style-name="default_character_style"/>
    <style:style style:family="text" style:name="WW-WW8Num8ztrue1234" style:parent-style-name="default_character_style"/>
    <style:style style:family="text" style:name="WW-WW8Num16ztrue123" style:parent-style-name="default_character_style"/>
    <style:style style:family="text" style:name="WW-WW8Num27ztrue12345" style:parent-style-name="default_character_style"/>
    <style:style style:family="text" style:name="WW-WW8Num4ztrue12345" style:parent-style-name="default_character_style"/>
    <style:style style:family="text" style:name="WW-WW8Num23ztrue" style:parent-style-name="default_character_style"/>
    <style:style style:family="text" style:name="WW8Num27zfalse" style:parent-style-name="default_character_style"/>
    <style:style style:family="text" style:name="WW-WW8Num43ztrue12" style:parent-style-name="default_character_style"/>
    <style:style style:family="text" style:name="WW8Num13z2" style:parent-style-name="default_character_style">
      <style:text-properties style:font-name="Wingdings" style:font-name-complex="Wingdings"/>
    </style:style>
    <style:style style:family="text" style:name="WW8Num1z1" style:parent-style-name="default_character_style"/>
    <style:style style:family="text" style:name="WW-WW8Num4ztrue12" style:parent-style-name="default_character_style"/>
    <style:style style:family="text" style:name="WW8Num23ztrue" style:parent-style-name="default_character_style"/>
    <style:style style:family="text" style:name="WW8Num1z2" style:parent-style-name="default_character_style">
      <style:text-properties style:font-name="Courier New" style:font-name-complex="Courier New"/>
    </style:style>
    <style:style style:family="text" style:name="WW8Num13z1" style:parent-style-name="default_character_style">
      <style:text-properties style:font-name="Courier New" style:font-name-complex="Courier New"/>
    </style:style>
    <style:style style:family="text" style:name="WW8Num1z0" style:parent-style-name="default_character_style">
      <style:text-properties style:font-name="Symbol" style:font-name-complex="Symbol"/>
    </style:style>
    <style:style style:family="text" style:name="WW8Num13z0" style:parent-style-name="default_character_style">
      <style:text-properties style:font-name="Symbol" style:font-name-complex="Symbol"/>
    </style:style>
    <style:style style:family="text" style:name="WW8Num1z5" style:parent-style-name="default_character_style"/>
    <style:style style:family="text" style:name="WW-WW8Num4ztrue123456" style:parent-style-name="default_character_style"/>
    <style:style style:family="text" style:name="WW8Num1z6" style:parent-style-name="default_character_style"/>
    <style:style style:family="text" style:name="WW8Num1z3" style:parent-style-name="default_character_style">
      <style:text-properties style:font-name="Wingdings" style:font-name-complex="Wingdings"/>
    </style:style>
    <style:style style:family="text" style:name="WW8Num1z4" style:parent-style-name="default_character_style"/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graphic" style:name="a30813a" style:parent-style-name="Frame">
      <style:graphic-properties fo:background-color="#ffffff" fo:border-bottom="none" fo:border-left="none" fo:border-right="none" fo:border-top="none" fo:padding-bottom="0.02mm" fo:padding-left="0.02mm" fo:padding-right="0.02mm" fo:padding-top="0.02mm" style:horizontal-pos="center" style:horizontal-rel="page-start-margin" style:vertical-pos="from-top" style:vertical-rel="paragraph" svg:y="0.02mm"/>
    </style:style>
    <style:style style:family="paragraph" style:list-style-name="OTK_DEFAULT_LIST" style:name="ab63572">
      <style:paragraph-properties/>
      <style:text-properties fo:font-style="normal" fo:font-weight="normal" style:font-name="Calibri" style:font-name-asian="Calibri" style:font-name-complex="Calibri"/>
    </style:style>
    <style:style style:family="graphic" style:name="a144ad6" style:parent-style-name="default">
      <style:graphic-properties draw:fill="solid" draw:fill-color="#c0c0c0" fo:margin-left="3.19mm" fo:margin-right="3.19mm" fo:padding-bottom="2.29mm" fo:padding-left="4.41mm" fo:padding-right="4.41mm" fo:padding-top="2.29mm" style:horizontal-pos="center" style:horizontal-rel="page-start-margin" style:run-through="background" style:vertical-rel="page-content" style:wrap="run-through" style:wrap-contour="false" svg:x="-25.4mm" svg:y="139.21mm"/>
    </style:style>
    <style:style style:family="paragraph" style:name="a0acd5e" style:parent-style-name="Header">
      <style:text-properties fo:country="DE" fo:language="de"/>
    </style:style>
  </office:automatic-styles>
  <office:master-styles>
    <style:master-page style:name="Standard">
      <style:header>
        <text:p text:style-name="Header"/>
      </style:header>
      <style:header-first>
        <text:p text:style-name="a0acd5e"><draw:frame draw:style-name="a144ad6" draw:z-index="2" svg:height="232.79mm" svg:width="232.79mm" svg:x="-25.4mm" svg:y="139.21mm" text:anchor-type="as-char"><draw:text-box><text:list text:continue-numbering="true" text:style-name="OTK_DEFAULT_LIST"><text:list-header><text:p text:style-name="ab63572">DRAFT</text:p></text:list-header></text:list></draw:text-box></draw:frame></text:p>
      </style:header-first>
      <style:footer>
        <text:p text:style-name="Footer"><draw:frame draw:style-name="a30813a" draw:z-index="1" svg:height="6.31mm" svg:width="24.68mm" svg:y="0.02mm" text:anchor-type="as-char"><draw:text-box><text:p text:style-name="Footer"><text:page-number>3</text:page-number></text:p><text:p text:style-name="Footer"/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0</dc:date>
    <meta:editing-cycles>2</meta:editing-cycles>
    <meta:editing-duration>PT0.032S</meta:editing-duration>
  </office:meta>
</office:document-meta>
</file>